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Text_20_body" style:master-page-name="_31_23">
      <style:paragraph-properties style:page-number="auto"/>
    </style:style>
    <style:style style:name="P4" style:family="paragraph" style:parent-style-name="Text_20_body">
      <style:text-properties officeooo:paragraph-rsid="001f5308"/>
    </style:style>
    <style:style style:name="P5" style:family="paragraph" style:parent-style-name="Heading_20_1" style:master-page-name="_31_23">
      <style:paragraph-properties style:page-number="auto"/>
      <style:text-properties officeooo:rsid="001f5308" officeooo:paragraph-rsid="001f530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/>
        </text:index-body>
      </text:table-of-content>
      <text:h text:style-name="P5" text:outline-level="1">Лекция 1()</text:h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 style:shadow="none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end" style:justify-single-word="false" style:page-number="auto"/>
      <style:text-properties style:font-name="Liberation Serif1" fo:font-family="'Liberation Serif'" style:font-style-name="Bold" style:font-family-generic="roman" style:font-pitch="variable" fo:font-size="130%" fo:language="ru" fo:country="RU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15%" fo:language="ru" fo:country="RU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loext:contextual-spacing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_31_23" style:display-name="123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3:23:32.226034413</meta:creation-date>
    <dc:date>2020-03-04T23:34:07.164910681</dc:date>
    <meta:editing-duration>PT4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2" meta:word-count="3" meta:character-count="11" meta:non-whitespace-character-count="10"/>
  </office:meta>
</office:document-meta>
</file>